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00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0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6.jpg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01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1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2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3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4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5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6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7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1.jpg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08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8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09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0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18.jpg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11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2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3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4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5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3.jpg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16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6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7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8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19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0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1.jpg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21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1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2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3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4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0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1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2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3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4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5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6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7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8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59.jpg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260.jpg</text:p>
          </table:table-cell>
          <table:table-cell office:value-type="string" calcext:value-type="string">
            <text:p>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2:18:27.694019287</meta:creation-date>
    <dc:date>2016-11-22T12:20:35.077614544</dc:date>
    <meta:editing-duration>PT2M7S</meta:editing-duration>
    <meta:editing-cycles>1</meta:editing-cycles>
    <meta:document-statistic meta:table-count="1" meta:cell-count="522" meta:object-count="0"/>
    <meta:generator>LibreOffice/4.3.3.2$Linux_X86_64 LibreOffice_project/430m0$Build-2</meta:generator>
  </office:meta>
</office:document-meta>
</file>